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&lt;!DOCTYPE html&gt;</text:p>
      <text:p text:style-name="Text_20_body">&lt;html&gt;</text:p>
      <text:p text:style-name="Text_20_body"><text:s text:c="2"/>&lt;head&gt;</text:p>
      <text:p text:style-name="Text_20_body"><text:s text:c="4"/>&lt;title&gt;My CV/Resume&lt;/title&gt;</text:p>
      <text:p text:style-name="Text_20_body"><text:s/></text:p>
      <text:p text:style-name="Text_20_body"><text:s text:c="4"/>&lt;style&gt;</text:p>
      <text:p text:style-name="Text_20_body"><text:s text:c="6"/>/* Add your CSS styles here */</text:p>
      <text:p text:style-name="Text_20_body"><text:s text:c="6"/>body {</text:p>
      <text:p text:style-name="Text_20_body"><text:s text:c="8"/>font-family: Arial, sans-serif;</text:p>
      <text:p text:style-name="Text_20_body"><text:s text:c="8"/>margin: 0;</text:p>
      <text:p text:style-name="Text_20_body"><text:s text:c="8"/>padding: 0;</text:p>
      <text:p text:style-name="Text_20_body"><text:s text:c="8"/>background-color: #eee;</text:p>
      <text:p text:style-name="Text_20_body"><text:s text:c="6"/>}</text:p>
      <text:p text:style-name="Text_20_body"><text:s text:c="6"/>header {</text:p>
      <text:p text:style-name="Text_20_body"><text:s text:c="8"/>background-color: #333;</text:p>
      <text:p text:style-name="Text_20_body"><text:s text:c="8"/>color: #fff;</text:p>
      <text:p text:style-name="Text_20_body"><text:s text:c="8"/>padding: 20px;</text:p>
      <text:p text:style-name="Text_20_body"><text:s text:c="8"/>text-align: center;</text:p>
      <text:p text:style-name="Text_20_body"><text:s text:c="6"/>}</text:p>
      <text:p text:style-name="Text_20_body"><text:s text:c="6"/>h1 {</text:p>
      <text:p text:style-name="Text_20_body"><text:s text:c="8"/>font-size: 48px;</text:p>
      <text:p text:style-name="Text_20_body"><text:s text:c="8"/>margin: 0;</text:p>
      <text:p text:style-name="Text_20_body"><text:s text:c="6"/>}</text:p>
      <text:p text:style-name="Text_20_body"><text:s text:c="6"/>h2 {</text:p>
      <text:p text:style-name="Text_20_body"><text:s text:c="8"/>font-size: 36px;</text:p>
      <text:p text:style-name="Text_20_body"><text:s text:c="8"/>margin: 0;</text:p>
      <text:p text:style-name="Text_20_body"><text:s text:c="8"/>text-transform: uppercase;</text:p>
      <text:p text:style-name="Text_20_body"><text:s text:c="8"/>color: #333;</text:p>
      <text:p text:style-name="Text_20_body"><text:s text:c="8"/>margin-bottom: 20px;</text:p>
      <text:p text:style-name="Text_20_body"><text:s text:c="6"/>}</text:p>
      <text:p text:style-name="Text_20_body"><text:s text:c="6"/>h3 {</text:p>
      <text:p text:style-name="Text_20_body"><text:s text:c="8"/>font-size: 24px;</text:p>
      <text:p text:style-name="Text_20_body"><text:soft-page-break/><text:s text:c="8"/>margin: 0;</text:p>
      <text:p text:style-name="Text_20_body"><text:s text:c="8"/>color: #333;</text:p>
      <text:p text:style-name="Text_20_body"><text:s text:c="8"/>margin-bottom: 10px;</text:p>
      <text:p text:style-name="Text_20_body"><text:s text:c="6"/>}</text:p>
      <text:p text:style-name="Text_20_body"><text:s text:c="6"/>.container {</text:p>
      <text:p text:style-name="Text_20_body"><text:s text:c="8"/>max-width: 800px;</text:p>
      <text:p text:style-name="Text_20_body"><text:s text:c="8"/>margin: 0 auto;</text:p>
      <text:p text:style-name="Text_20_body"><text:s text:c="8"/>padding: 20px;</text:p>
      <text:p text:style-name="Text_20_body"><text:s text:c="8"/>background-color: #fff;</text:p>
      <text:p text:style-name="Text_20_body"><text:s text:c="8"/>box-shadow: 0 0 10px rgba(0, 0, 0, 0.2);</text:p>
      <text:p text:style-name="Text_20_body"><text:s text:c="6"/>}</text:p>
      <text:p text:style-name="Text_20_body"><text:s text:c="6"/>.section {</text:p>
      <text:p text:style-name="Text_20_body"><text:s text:c="8"/>margin-bottom: 30px;</text:p>
      <text:p text:style-name="Text_20_body"><text:s text:c="6"/>}</text:p>
      <text:p text:style-name="Text_20_body"><text:s text:c="6"/>.section:last-of-type {</text:p>
      <text:p text:style-name="Text_20_body"><text:s text:c="8"/>margin-bottom: 0;</text:p>
      <text:p text:style-name="Text_20_body"><text:s text:c="6"/>}</text:p>
      <text:p text:style-name="Text_20_body"><text:s text:c="6"/>.section h2 {</text:p>
      <text:p text:style-name="Text_20_body"><text:s text:c="8"/>font-size: 36px;</text:p>
      <text:p text:style-name="Text_20_body"><text:s text:c="8"/>margin: 0;</text:p>
      <text:p text:style-name="Text_20_body"><text:s text:c="8"/>text-transform: uppercase;</text:p>
      <text:p text:style-name="Text_20_body"><text:s text:c="8"/>color: #333;</text:p>
      <text:p text:style-name="Text_20_body"><text:s text:c="8"/>margin-bottom: 30px;</text:p>
      <text:p text:style-name="Text_20_body"><text:s text:c="6"/>}</text:p>
      <text:p text:style-name="Text_20_body"><text:s text:c="6"/>.section ul {</text:p>
      <text:p text:style-name="Text_20_body"><text:s text:c="8"/>list-style: none;</text:p>
      <text:p text:style-name="Text_20_body"><text:s text:c="8"/>margin: 0;</text:p>
      <text:p text:style-name="Text_20_body"><text:s text:c="8"/>padding: 0;</text:p>
      <text:p text:style-name="Text_20_body"><text:s text:c="6"/>}</text:p>
      <text:p text:style-name="Text_20_body"><text:s text:c="6"/>.section li {</text:p>
      <text:p text:style-name="Text_20_body"><text:s text:c="8"/>margin-bottom: 10px;</text:p>
      <text:p text:style-name="Text_20_body"><text:s text:c="6"/>}</text:p>
      <text:p text:style-name="Text_20_body"><text:soft-page-break/><text:s text:c="6"/>.section li strong {</text:p>
      <text:p text:style-name="Text_20_body"><text:s text:c="8"/>display: inline-block;</text:p>
      <text:p text:style-name="Text_20_body"><text:s text:c="8"/>width: 150px;</text:p>
      <text:p text:style-name="Text_20_body"><text:s text:c="8"/>font-weight: bold;</text:p>
      <text:p text:style-name="Text_20_body"><text:s text:c="8"/>color: #333;</text:p>
      <text:p text:style-name="Text_20_body"><text:s text:c="8"/>margin-right: 10px;</text:p>
      <text:p text:style-name="Text_20_body"><text:s text:c="6"/>}</text:p>
      <text:p text:style-name="Text_20_body"><text:s text:c="6"/>.section p {</text:p>
      <text:p text:style-name="Text_20_body"><text:s text:c="8"/>margin-bottom: 10px;</text:p>
      <text:p text:style-name="Text_20_body"><text:s text:c="6"/>}</text:p>
      <text:p text:style-name="Text_20_body"><text:s text:c="6"/>.section p:last-of-type {</text:p>
      <text:p text:style-name="Text_20_body"><text:s text:c="8"/>margin-bottom: 0;</text:p>
      <text:p text:style-name="Text_20_body"><text:s text:c="6"/>}</text:p>
      <text:p text:style-name="Text_20_body"><text:s text:c="6"/>.button {</text:p>
      <text:p text:style-name="Text_20_body"><text:s text:c="8"/>display: inline-block;</text:p>
      <text:p text:style-name="Text_20_body"><text:s text:c="8"/>padding: 10px 20px;</text:p>
      <text:p text:style-name="Text_20_body"><text:s text:c="8"/>background-color: #333;</text:p>
      <text:p text:style-name="Text_20_body"><text:s text:c="8"/>color: #fff;</text:p>
      <text:p text:style-name="Text_20_body"><text:s text:c="8"/>text-decoration: none;</text:p>
      <text:p text:style-name="Text_20_body"><text:s text:c="8"/>border-radius: 5px;</text:p>
      <text:p text:style-name="Text_20_body"><text:s text:c="8"/>font-size: 18px;</text:p>
      <text:p text:style-name="Text_20_body"><text:s text:c="8"/>transition: background-color 0.3s ease;</text:p>
      <text:p text:style-name="Text_20_body"><text:s text:c="6"/>}</text:p>
      <text:p text:style-name="Text_20_body"><text:s text:c="6"/>.button:hover {</text:p>
      <text:p text:style-name="Text_20_body"><text:s text:c="8"/>background-color: #444;</text:p>
      <text:p text:style-name="Text_20_body"><text:s text:c="6"/>}</text:p>
      <text:p text:style-name="Text_20_body"><text:s text:c="4"/>&lt;/style&gt;</text:p>
      <text:p text:style-name="Text_20_body"/>
      <text:p text:style-name="Text_20_body"><text:s text:c="2"/>&lt;/head&gt;</text:p>
      <text:p text:style-name="Text_20_body"><text:s text:c="2"/>&lt;body&gt;</text:p>
      <text:p text:style-name="Text_20_body"><text:s text:c="4"/>&lt;header&gt;</text:p>
      <text:p text:style-name="Text_20_body"><text:s text:c="6"/>&lt;h1&gt;My CV/Resume&lt;/h1&gt;</text:p>
      <text:p text:style-name="Text_20_body"><text:soft-page-break/><text:s text:c="4"/>&lt;/header&gt;</text:p>
      <text:p text:style-name="Text_20_body"><text:s text:c="4"/>&lt;div class="container"&gt;</text:p>
      <text:p text:style-name="Text_20_body"><text:s text:c="6"/>&lt;div class="section"&gt;</text:p>
      <text:p text:style-name="Text_20_body"><text:s text:c="8"/>&lt;h2&gt;Personal Information&lt;/h2&gt;</text:p>
      <text:p text:style-name="Text_20_body"><text:s text:c="8"/>&lt;ul&gt;</text:p>
      <text:p text:style-name="Text_20_body"><text:s text:c="10"/>&lt;li&gt;&lt;strong&gt;Name:&lt;/strong&gt; John Doe&lt;/li&gt;</text:p>
      <text:p text:style-name="Text_20_body"><text:s text:c="10"/>&lt;li&gt;&lt;strong&gt;Email:&lt;/strong&gt; john.doe@example.com&lt;/li&gt;</text:p>
      <text:p text:style-name="Text_20_body"><text:s text:c="10"/>&lt;li&gt;&lt;strong&gt;Phone:&lt;/strong&gt; (123) 456-7890&lt;/li&gt;</text:p>
      <text:p text:style-name="Text_20_body"><text:s text:c="10"/>&lt;li&gt;&lt;strong&gt;Address:&lt;/strong&gt; 123 Main St, Anytown, USA&lt;/li&gt;</text:p>
      <text:p text:style-name="Text_20_body"><text:s text:c="8"/>&lt;/ul&gt;</text:p>
      <text:p text:style-name="Text_20_body"><text:s text:c="6"/>&lt;/div&gt;</text:p>
      <text:p text:style-name="Text_20_body"><text:s text:c="6"/>&lt;div class="section"&gt;</text:p>
      <text:p text:style-name="Text_20_body"><text:s text:c="8"/>&lt;h2&gt;Education&lt;/h2&gt;</text:p>
      <text:p text:style-name="Text_20_body"><text:s text:c="8"/>&lt;ul&gt;</text:p>
      <text:p text:style-name="Text_20_body"><text:s text:c="10"/>&lt;li&gt;</text:p>
      <text:p text:style-name="Text_20_body"><text:s text:c="12"/>&lt;strong&gt;Bachelor of Science in Computer Science&lt;/strong&gt;&lt;br&gt;</text:p>
      <text:p text:style-name="Text_20_body"><text:s text:c="12"/>University of Anytown, Anytown, USA&lt;br&gt;</text:p>
      <text:p text:style-name="Text_20_body"><text:s text:c="12"/>Graduated May 20XX</text:p>
      <text:p text:style-name="Text_20_body"><text:s text:c="10"/>&lt;/li&gt;</text:p>
      <text:p text:style-name="Text_20_body"><text:s text:c="8"/>&lt;/ul&gt;</text:p>
      <text:p text:style-name="Text_20_body"><text:s text:c="6"/>&lt;/div&gt;</text:p>
      <text:p text:style-name="Text_20_body"><text:s text:c="6"/>&lt;div class="section"&gt;</text:p>
      <text:p text:style-name="Text_20_body"><text:s text:c="8"/>&lt;h2&gt;Skills&lt;/h2&gt;</text:p>
      <text:p text:style-name="Text_20_body"><text:s text:c="8"/>&lt;ul&gt;</text:p>
      <text:p text:style-name="Text_20_body"><text:s text:c="10"/>&lt;li&gt;HTML&lt;/li&gt;</text:p>
      <text:p text:style-name="Text_20_body"><text:s text:c="10"/>&lt;li&gt;CSS&lt;/li&gt;</text:p>
      <text:p text:style-name="Text_20_body"><text:s text:c="10"/>&lt;li&gt;JavaScript&lt;/li&gt;</text:p>
      <text:p text:style-name="Text_20_body"><text:s text:c="10"/>&lt;li&gt;React&lt;/li&gt;</text:p>
      <text:p text:style-name="Text_20_body"><text:s text:c="10"/>&lt;li&gt;Node.js&lt;/li&gt;</text:p>
      <text:p text:style-name="Text_20_body"><text:s text:c="8"/>&lt;/ul&gt;</text:p>
      <text:p text:style-name="Text_20_body"><text:s text:c="6"/>&lt;/div&gt;</text:p>
      <text:p text:style-name="Text_20_body"><text:s text:c="6"/>&lt;div class="section"&gt;</text:p>
      <text:p text:style-name="Text_20_body"><text:soft-page-break/><text:s text:c="8"/>&lt;h2&gt;Experience&lt;/h2&gt;</text:p>
      <text:p text:style-name="Text_20_body"><text:s text:c="8"/>&lt;ul&gt;</text:p>
      <text:p text:style-name="Text_20_body"><text:s text:c="10"/>&lt;li&gt;</text:p>
      <text:p text:style-name="Text_20_body"><text:s text:c="12"/>&lt;strong&gt;Software Developer&lt;/strong&gt;&lt;br&gt;</text:p>
      <text:p text:style-name="Text_20_body"><text:s text:c="12"/>XYZ Corporation, Anytown, USA&lt;br&gt;</text:p>
      <text:p text:style-name="Text_20_body"><text:s text:c="12"/>January 20XX - Present&lt;br&gt;</text:p>
      <text:p text:style-name="Text_20_body"><text:s text:c="12"/>&lt;p&gt;Lorem ipsum dolor sit amet, consectetur adipiscing elit. Nunc auctor bibendum sem, sed bibendum lacus interdum ac. Donec auctor feugiat libero, vel pharetra purus aliquam a.&lt;/p&gt;</text:p>
      <text:p text:style-name="Text_20_body"><text:s text:c="10"/>&lt;/li&gt;</text:p>
      <text:p text:style-name="Text_20_body"><text:s text:c="8"/>&lt;/ul&gt;</text:p>
      <text:p text:style-name="Text_20_body"><text:s text:c="6"/>&lt;/div&gt;</text:p>
      <text:p text:style-name="Text_20_body"><text:s text:c="4"/>&lt;/div&gt;</text:p>
      <text:p text:style-name="Text_20_body"><text:s text:c="2"/>&lt;/body&gt;</text:p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1:58:53.212291176</meta:creation-date>
    <dc:date>2023-05-11T12:00:36.164037838</dc:date>
    <meta:editing-duration>PT1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40" meta:word-count="292" meta:character-count="3234" meta:non-whitespace-character-count="2074"/>
  </office:meta>
</office:document-meta>
</file>